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Exception.Property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ception.PropertyException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ception.Property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ception.PropertyException( String message , String errorCod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ception.Property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ception.PropertyException( String message , String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